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0cffb" officeooo:paragraph-rsid="0010cffb"/>
    </style:style>
    <style:style style:name="P2" style:family="paragraph" style:parent-style-name="Heading_20_2">
      <style:text-properties officeooo:rsid="0010cffb" officeooo:paragraph-rsid="0010cffb"/>
    </style:style>
    <style:style style:name="P3" style:family="paragraph" style:parent-style-name="Text_20_body">
      <style:text-properties officeooo:rsid="00127827" officeooo:paragraph-rsid="00127827"/>
    </style:style>
    <style:style style:name="P4" style:family="paragraph" style:parent-style-name="Standard">
      <style:text-properties officeooo:rsid="00188c2e" officeooo:paragraph-rsid="00188c2e"/>
    </style:style>
    <style:style style:name="P5" style:family="paragraph" style:parent-style-name="Standard">
      <style:text-properties officeooo:paragraph-rsid="00188c2e"/>
    </style:style>
    <style:style style:name="P6" style:family="paragraph" style:parent-style-name="Text_20_body">
      <style:text-properties officeooo:rsid="0010cffb" officeooo:paragraph-rsid="0010cffb"/>
    </style:style>
    <style:style style:name="P7" style:family="paragraph" style:parent-style-name="Text_20_body">
      <style:paragraph-properties fo:line-height="100%"/>
      <style:text-properties officeooo:rsid="00127827" officeooo:paragraph-rsid="00127827"/>
    </style:style>
    <style:style style:name="P8" style:family="paragraph" style:parent-style-name="Heading_20_1">
      <style:text-properties officeooo:rsid="0010cffb" officeooo:paragraph-rsid="0010cffb"/>
    </style:style>
    <style:style style:name="P9" style:family="paragraph" style:parent-style-name="Heading_20_1">
      <style:paragraph-properties fo:line-height="100%"/>
      <style:text-properties officeooo:rsid="0010cffb" officeooo:paragraph-rsid="0010cffb"/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88c2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roller Area Networ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80_2547117669" text:style-name="Index_20_Link" text:visited-style-name="Index_20_Link">Introduction<text:tab/>1</text:a></text:p>
          <text:p text:style-name="P11"><text:a xlink:type="simple" xlink:href="#__RefHeading___Toc182_2547117669" text:style-name="Index_20_Link" text:visited-style-name="Index_20_Link">Physical layer<text:tab/>1</text:a></text:p>
          <text:p text:style-name="P11"><text:a xlink:type="simple" xlink:href="#__RefHeading___Toc184_2547117669" text:style-name="Index_20_Link" text:visited-style-name="Index_20_Link">Datalink layer<text:tab/>2</text:a></text:p>
          <text:p text:style-name="P10"><text:a xlink:type="simple" xlink:href="#__RefHeading___Toc186_2547117669" text:style-name="Index_20_Link" text:visited-style-name="Index_20_Link">Message format<text:tab/>2</text:a></text:p>
          <text:p text:style-name="P10"><text:a xlink:type="simple" xlink:href="#__RefHeading___Toc188_2547117669" text:style-name="Index_20_Link" text:visited-style-name="Index_20_Link">Types of messages<text:tab/>2</text:a></text:p>
          <text:p text:style-name="P10"><text:a xlink:type="simple" xlink:href="#__RefHeading___Toc190_2547117669" text:style-name="Index_20_Link" text:visited-style-name="Index_20_Link">Arbitration<text:tab/>2</text:a></text:p>
          <text:p text:style-name="P10"><text:a xlink:type="simple" xlink:href="#__RefHeading___Toc192_2547117669" text:style-name="Index_20_Link" text:visited-style-name="Index_20_Link">Types of Errors<text:tab/>2</text:a></text:p>
          <text:p text:style-name="P10"><text:a xlink:type="simple" xlink:href="#__RefHeading___Toc194_2547117669" text:style-name="Index_20_Link" text:visited-style-name="Index_20_Link">Fault containment<text:tab/>2</text:a></text:p>
          <text:p text:style-name="P11"><text:a xlink:type="simple" xlink:href="#__RefHeading___Toc196_2547117669" text:style-name="Index_20_Link" text:visited-style-name="Index_20_Link">Application layer<text:tab/>2</text:a></text:p>
          <text:p text:style-name="P11"><text:a xlink:type="simple" xlink:href="#__RefHeading___Toc198_2547117669" text:style-name="Index_20_Link" text:visited-style-name="Index_20_Link">Reference<text:tab/>2</text:a></text:p>
        </text:index-body>
      </text:table-of-content>
      <text:h text:style-name="Heading_20_1" text:outline-level="1"><text:bookmark-start text:name="__RefHeading___Toc180_2547117669"/>Introduction<text:bookmark-end text:name="__RefHeading___Toc180_2547117669"/></text:h>
      <text:h text:style-name="P1" text:outline-level="1"><text:bookmark-start text:name="__RefHeading___Toc182_2547117669"/>Physical layer<text:bookmark-end text:name="__RefHeading___Toc182_2547117669"/></text:h>
      <text:p text:style-name="P3">Bit rate 250 Kbit/s</text:p>
      <text:p text:style-name="P3">peer to peer and broadcast communication</text:p>
      <text:p text:style-name="P7">Transport protocols for upto 1785 data bytes</text:p>
      <text:h text:style-name="P9" text:outline-level="1"><text:bookmark-start text:name="__RefHeading___Toc184_2547117669"/><text:span text:style-name="T1">D</text:span>atalink layer<text:bookmark-end text:name="__RefHeading___Toc184_2547117669"/></text:h>
      <text:h text:style-name="P2" text:outline-level="2"><text:bookmark-start text:name="__RefHeading___Toc186_2547117669"/>Message format<text:bookmark-end text:name="__RefHeading___Toc186_2547117669"/></text:h>
      <text:h text:style-name="Heading_20_2" text:outline-level="2"><text:bookmark-start text:name="__RefHeading___Toc188_2547117669"/>Types of messages<text:bookmark-end text:name="__RefHeading___Toc188_2547117669"/></text:h>
      <text:h text:style-name="P2" text:outline-level="2"><text:bookmark-start text:name="__RefHeading___Toc190_2547117669"/>Arbitration<text:bookmark-end text:name="__RefHeading___Toc190_2547117669"/></text:h>
      <text:h text:style-name="P2" text:outline-level="2"><text:bookmark-start text:name="__RefHeading___Toc192_2547117669"/>Types of Errors<text:bookmark-end text:name="__RefHeading___Toc192_2547117669"/></text:h>
      <text:h text:style-name="Heading_20_2" text:outline-level="2"><text:bookmark-start text:name="__RefHeading___Toc194_2547117669"/>Fault containment<text:bookmark-end text:name="__RefHeading___Toc194_2547117669"/></text:h>
      <text:h text:style-name="P1" text:outline-level="1"><text:bookmark-start text:name="__RefHeading___Toc196_2547117669"/>Application layer<text:bookmark-end text:name="__RefHeading___Toc196_2547117669"/></text:h>
      <text:p text:style-name="P6"/>
      <text:h text:style-name="Heading_20_1" text:outline-level="1"><text:bookmark-start text:name="__RefHeading___Toc198_2547117669"/><text:soft-page-break/>Reference<text:bookmark-end text:name="__RefHeading___Toc198_2547117669"/></text:h>
      <text:p text:style-name="P5">http://citeseerx.ist.psu.edu/viewdoc/download?doi=10.1.1.512.5543&amp;rep=rep1&amp;type=pdf</text:p>
      <text:p text:style-name="P5"><text:a xlink:type="simple" xlink:href="http://www.eecs.umich.edu/courses/eecs461/doc/CAN_notes.pdf" text:style-name="Internet_20_link" text:visited-style-name="Visited_20_Internet_20_Link">http://www.eecs.umich.edu/courses/eecs461/doc/CAN_notes.pdf</text:a></text:p>
      <text:p text:style-name="P5"/>
      <text:p text:style-name="P5">http://citeseerx.ist.psu.edu/viewdoc/download?doi=10.1.1.512.5543&amp;rep=rep1&amp;type=pdf</text:p>
      <text:p text:style-name="P5">http://www.eecs.umich.edu/courses/eecs461/doc/CAN_notes.pdf</text:p>
      <text:p text:style-name="P5">http://www.rpi.edu/dept/ecse/mps/sloa101.pdf</text:p>
      <text:p text:style-name="P5"><text:bookmark-start text:name="__DdeLink__168_1317250065"/><text:bookmark-start text:name="__DdeLink__171_1317250065"/><text:bookmark-start text:name="__DdeLink__173_1317250065"/><text:bookmark-start text:name="__DdeLink__175_1317250065"/><text:bookmark-start text:name="__DdeLink__177_1317250065"/><text:a xlink:type="simple" xlink:href="http://inside.mines.edu/~whoff/courses/EENG383/lectures/38-CAN.pdf" text:style-name="Internet_20_link" text:visited-style-name="Visited_20_Internet_20_Link">http://inside.mines.edu/~whoff/courses/EENG383/lectures/38-CAN.pdf</text:a><text:bookmark-end text:name="__DdeLink__168_1317250065"/><text:bookmark-end text:name="__DdeLink__171_1317250065"/><text:bookmark-end text:name="__DdeLink__173_1317250065"/><text:bookmark-end text:name="__DdeLink__175_1317250065"/><text:bookmark-end text:name="__DdeLink__177_1317250065"/></text:p>
      <text:p text:style-name="P5"/>
      <text:p text:style-name="P4"><text:a xlink:type="simple" xlink:href="http://ww1.microchip.com/downloads/en/DeviceDoc/20005282B.pdf" office:target-frame-name="_blank" xlink:show="new" text:style-name="Internet_20_link" text:visited-style-name="Visited_20_Internet_20_Link">http://ww1.microchip.com/downloads/en/DeviceDoc/20005282B.pdf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7:43.433454985</meta:creation-date>
    <dc:date>2018-03-18T20:11:30.059598050</dc:date>
    <meta:editing-duration>PT17M40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2" meta:paragraph-count="32" meta:word-count="78" meta:character-count="898" meta:non-whitespace-character-count="852"/>
  </office:meta>
</office:document-meta>
</file>